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body>
    <office:text>
      <text:h text:style-name="Heading1" text:outline-level="1">ohlearn — Učitel OpenHoldem tablemapy</text:h>
      <text:p>Python aplikace, která sleduje živé okno poker klienta a aktualizuje bitmapy (fonty + obrázky) v OpenHoldem tablemapě (.tm / .tmn / .osdb2). Používá OH CTransform algoritmy, takže vygenerované glyphy jsou bajt-kompatibilní s OpenScrape.</text:p>
      <text:h text:style-name="Heading2" text:outline-level="2">1. Jak to funguje</text:h>
      <text:p>Každou vteřinu aplikace sejme client-area vybraného okna (přes Win32 PrintWindow — funguje i když je okno překryté) a projde všechny regiony v TM:</text:p>
      <text:p>• T regiony: vytvoří masku z color-cube, rozsegmentuje na jednotlivé znaky, spočítá hexmash (OH CalcHexmash). Pokud je hexmash nový (a žádný existující font ho nepokrývá v rámci TM fuzzy tolerance), popne se dialog pro zadání znaku.</text:p>
      <text:p>• I regiony: porovná crop s existujícími i$ obrázky v toleranci daným region.radius (práh 65% shodných pixelů, stejně jako OH ITypeTransform). Nový obrázek se nabídne k pojmenování.</text:p>
      <text:h text:style-name="Heading2" text:outline-level="2">2. Instalace a spuštění</text:h>
      <text:p text:style-name="Code">run.bat            # dvojklik (prvním spuštěním vytvoří .deps_ok)</text:p>
      <text:p text:style-name="Code">pip install -r requirements.txt   # manuální instalace bez run.bat</text:p>
      <text:p>Spouštět z adresáře, kde je cílový .tm soubor. Aplikace si sama najde první .tm/.tmn/.osdb2 v CWD.</text:p>
      <text:h text:style-name="Heading2" text:outline-level="2">3. Hlavní okno</text:h>
      <text:p>• Combobox Poker window — viditelná okna, filtrovaná podle s$titletext.</text:p>
      <text:p>• Start Learning / Stop — spouští/zastavuje worker thread se snímáním.</text:p>
      <text:p>• Save TM — atomický zápis tablemapy (vytvoří .bak zálohu). Klávesa Ctrl+S funguje i uvnitř learning dialogu.</text:p>
      <text:p>• Prune duplicates — najde identické obrázky a nabídne smazání duplicitního.</text:p>
      <text:p>• Auto-tune cube (RGB/radius) — když zapnuto, automaticky detekuje barvu textu přes Otsu a rozšíří cube regionu aby pokryl novou variantu barvy (např. aktivní vs neaktivní hráč). Defaultně vypnuto, TM zůstane nedotčené.</text:p>
      <text:p>• Learn-tol cap — pole (default 0.20), které capne efektivní fuzzy toleranci learneru nezávisle na s$tNtype. Viz sekce 5. Nastav na 0 pro vypnutí capu (učí se na raw TM hodnotě).</text:p>
      <text:p>• Seznam regionů — zobrazuje každý region se statusem (● naučeno, ○ prázdné, · nelze učit). Filtry: vše / nic / jen neuč. / podle typu transformu (T0, T2, I …). Učí se pouze zaškrtnuté. Seznam startuje s ničím vybraným — vyber regiony explicitně přes filtrační tlačítka nebo klikáním.</text:p>
      <text:h text:style-name="Heading2" text:outline-level="2">4. Dialog pro pojmenování</text:h>
      <text:p>Pro každý nový glyph / obrázek se objeví okno s náhledem, kontextem (region, font-group) a seznamem nejbližších existujících match. Tlačítka:</text:p>
      <text:p>• Save (Enter) — přidá do TM pod zadaným labelem (jeden znak pro fonty).</text:p>
      <text:p>• Skip (Esc) — ignoruje po zbytek session (znovu se neptá).</text:p>
      <text:p>• Discard (forever) — totéž co skip (jen session, nepersistuje).</text:p>
      <text:p>• 💾 Save TM / Ctrl+S — uloží TM bez zavření dialogu.</text:p>
      <text:p>Dialog je nemodální (hlavní X funguje), vždy na popředí a automaticky zaměří Entry — můžeš rovnou psát.</text:p>
      <text:h text:style-name="Heading2" text:outline-level="2">5. Párování — kompatibilita s OpenScrape + learn-tolerance cap</text:h>
      <text:p>Fuzzy font matcher je bajt-identický s OH GetBestHammingDistance: font.x_count ≤ délka segmentu, porovnán jako prefix, weighted_hd = sum(hamming) / sum(lit_pixels), match vyžaduje whd &lt; s$tNtype tolerance. Když tady matcher uzná glyph za již naučený, OH ho při scrapování taky uzná. Když tady nabídne nový — OH ho zatím nedokáže nascrapovat (= misscrape). Nauč ho a misscrape zmizí.</text:p>
      <text:p>Learn-tolerance cap: existují dvě tolerance — jedna co OpenHoldem používá při scrapování (raw s$tNtype z TM, např. 0.35) a druhá co ohlearn používá pro rozhodnutí 'tento glyph už je pokrytý, neptej se' (cap 0.20 defaultně). Když je TM benevolentní, cap drží learner striktnější a nasbírá další bitmap varianty. Scrapery konfigurované striktněji než TM — například OpenScrape na 0.20 s TM 0.35 — pak matchují spolehlivě, protože každá vizuální variace ve vzdálenosti 0.20 od nějakého uloženého glyphu už byla uložena.</text:p>
      <text:p>Efektivní learning práh = min(s$tNtype, LEARN_FUZZY_CAP). Cap = 0 ho vypne (chová se jako raw TM). Log v GUI ukazuje efektivní hodnotu v závorce, když se liší od TM, např. tol=0.20(TM=0.35).</text:p>
      <text:h text:style-name="Heading2" text:outline-level="2">6. Formát tablemapy</text:h>
      <text:p>• Bajt-přesný writer: řazení, mezery a konce řádků odpovídají CTablemap::SaveTablemap.</text:p>
      <text:p>• Pixely obrázků v textu jsou BBGGRRAA po pixelu, v paměti jako (R,G,B,A) tuple.</text:p>
      <text:p>• N_FONT_GROUPS = 10 (podporuje T6+ regiony jako mtt_average_stack, i když OH oficiálně má jen T0–T5).</text:p>
      <text:h text:style-name="Heading2" text:outline-level="2">7. Řešení problémů</text:h>
      <text:p>• Všechny glyphy vypadají jako černé obdélníky → cube regionu pokrývá skoro celý region (mask density &gt; 90%). Observer takové cuby ignoruje; zapni Auto-tune, aby je aplikace resetovala a přeladila.</text:p>
      <text:p>• Cifry se nabízejí jako jeden obří glyph → znaky se dotýkají (žádný background sloupec mezi nimi). Segmenter sám rozřízne ve sloupci s nejmenší hustotou foregroundu v okně MAX_SINGLE_CHAR_WIDTH.</text:p>
      <text:p>• Rozměr nesedí ("skip: client WxH ≠ target TxT") → CoinPoker a podobné skiny kreslí titulek dovnitř client-area. Aplikace auto-cropne na s$targetsize (horizontálně vycentrovat, top offset = H − target_h).</text:p>
      <text:h text:style-name="Heading2" text:outline-level="2">8. Soubory</text:h>
      <text:p>• capture.py — výpis oken + BGRA snímání přes PrintWindow.</text:p>
      <text:p>• transform.py — OH algoritmy: color-cube, char mask, shift-left-down, hexmash, segmentace, image diff.</text:p>
      <text:p>• learn.py — observation pipeline, fuzzy match, image tolerance, auto-tune, prune.</text:p>
      <text:p>• tm.py — parser a bajt-přesný writer .tm / .tmn / .osdb2.</text:p>
      <text:p>• gui.py — Tkinter UI: region list, learning loop, dialog, logging.</text:p>
      <text:h text:style-name="Heading2" text:outline-level="2">9. Log</text:h>
      <text:p>Každý běh appenduje do ohlearn.log v pracovním adresáři. Pro každý region uvidíš počet pixelů v masce, počet segmentů, existující glyphy ve skupině, počítadla skip (exact / fuzzy / blob) a aktuální cube. Hodí se pro diagnostiku, proč region nenabízí dialo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styles>
    <style:style style:name="Heading1" style:family="paragraph">
      <style:text-properties fo:font-size="18pt" fo:font-weight="bold"/>
      <style:paragraph-properties fo:margin-top="0.3in" fo:margin-bottom="0.1in"/>
    </style:style>
    <style:style style:name="Heading2" style:family="paragraph">
      <style:text-properties fo:font-size="14pt" fo:font-weight="bold"/>
      <style:paragraph-properties fo:margin-top="0.2in" fo:margin-bottom="0.08in"/>
    </style:style>
    <style:style style:name="Code" style:family="paragraph">
      <style:text-properties style:font-name="Consolas" fo:font-size="10pt"/>
      <style:paragraph-properties fo:margin-left="0.25in" fo:background-color="#f4f4f4"/>
    </style:style>
  </office: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office:version="1.2">
  <office:meta>
    <dc:title>ohlearn — Česká dokumentace</dc:title>
    <meta:generator>ohlearn docs</meta:generator>
  </office:meta>
</office:document-meta>
</file>